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Cambria1" svg:font-family="Cambria"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text-properties style:font-name="Cambria1"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style:font-name="Cambria1" fo:font-size="10pt" style:font-size-asian="10pt" style:font-size-complex="10pt"/>
    </style:style>
    <style:style style:name="P4" style:family="paragraph" style:parent-style-name="Standard">
      <style:paragraph-properties fo:margin-top="0cm" fo:margin-bottom="0.049cm"/>
      <style:text-properties style:font-name="Cambria1" fo:font-size="10pt" style:font-size-asian="10pt" style:font-size-complex="10pt"/>
    </style:style>
    <style:style style:name="P5" style:family="paragraph" style:parent-style-name="Standard" style:list-style-name="L3">
      <style:paragraph-properties fo:margin-top="0cm" fo:margin-bottom="0.049cm"/>
      <style:text-properties style:font-name="Cambria1" fo:font-size="10pt" style:font-size-asian="10pt" style:font-size-complex="10pt"/>
    </style:style>
    <style:style style:name="P6" style:family="paragraph" style:parent-style-name="Standard" style:list-style-name="L4">
      <style:paragraph-properties fo:margin-top="0cm" fo:margin-bottom="0.049cm"/>
      <style:text-properties style:font-name="Cambria1" fo:font-size="10pt" style:font-size-asian="10pt" style:font-size-complex="10pt"/>
    </style:style>
    <style:style style:name="P7" style:family="paragraph" style:parent-style-name="Standard" style:list-style-name="L6">
      <style:paragraph-properties fo:margin-top="0cm" fo:margin-bottom="0.049cm"/>
      <style:text-properties style:font-name="Cambria1" fo:font-size="10pt" style:font-size-asian="10pt" style:font-size-complex="10pt"/>
    </style:style>
    <style:style style:name="P8" style:family="paragraph" style:parent-style-name="Heading_20_2">
      <style:text-properties style:font-name="Cambria1" fo:font-size="10pt" style:font-size-asian="10pt" style:font-size-complex="10pt"/>
    </style:style>
    <style:style style:name="P9" style:family="paragraph" style:parent-style-name="Heading_20_1">
      <style:text-properties style:font-name="Cambria1" fo:font-size="10pt" style:font-size-asian="10pt" style:font-size-complex="10pt"/>
    </style:style>
    <style:style style:name="P10" style:family="paragraph" style:parent-style-name="Heading_20_1">
      <style:paragraph-properties fo:margin-top="0.25cm" fo:margin-bottom="0cm"/>
      <style:text-properties style:font-name="Cambria1" fo:font-size="10pt" style:font-size-asian="10pt" style:font-size-complex="10pt"/>
    </style:style>
    <style:style style:name="P11" style:family="paragraph" style:parent-style-name="Heading_20_1">
      <style:paragraph-properties fo:margin-top="0.25cm" fo:margin-bottom="0cm" fo:orphans="2" fo:widows="2" style:writing-mode="lr-tb"/>
      <style:text-properties style:font-name="Cambria1" fo:font-size="10pt" style:font-size-asian="10pt" style:font-size-complex="10pt"/>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nH Figurehead Outreach Plan v2</text:p>
      <text:p text:style-name="P2"/>
      <text:list xml:id="list1866845275423175418" text:style-name="Outline">
        <text:list-item>
          <text:p text:style-name="P9">Invitation Text:</text:p>
        </text:list-item>
      </text:list>
      <text:p text:style-name="P3">Following recent Government recognition, our registered charity is inviting notable public figures to become honorary figureheads, patrons, or ambassadors. <text:s/>At DogsnHomes we help to rescue thousands of pets and find loving homes for them. <text:s/>We typically shuttle them into the UK from Europe in our “Happy Bus”, while matching the right pet with the right family. <text:s/>Our metrics:</text:p>
      <text:list xml:id="list8971557038042753426" text:style-name="L3">
        <text:list-item>
          <text:p text:style-name="P5">The only pet rescue with exclusive matching, tear-free, no spoiled dogs, no euthanasia. <text:s/></text:p>
        </text:list-item>
        <text:list-item>
          <text:p text:style-name="P5">Over 2,000 pets re-homed in the last few years.</text:p>
        </text:list-item>
        <text:list-item>
          <text:p text:style-name="P5">More financial donations from regular people than all our competitors combined</text:p>
        </text:list-item>
        <text:list-item>
          <text:p text:style-name="P5">5-star reviews, consistently, from public, fosters, adopters and lean-team volunteers</text:p>
        </text:list-item>
        <text:list-item>
          <text:p text:style-name="P5">100% of income (donations, sales, grants) go to care, transport, vetting and placements</text:p>
        </text:list-item>
        <text:list-item>
          <text:p text:style-name="P5">Multi-Government awarded and registered charity</text:p>
        </text:list-item>
      </text:list>
      <text:list xml:id="list37333576" text:continue-list="list1866845275423175418" text:style-name="Outline">
        <text:list-item>
          <text:p text:style-name="P10">Benefits:</text:p>
        </text:list-item>
      </text:list>
      <text:list xml:id="list4753615331023695889" text:style-name="L4">
        <text:list-item>
          <text:p text:style-name="P6">Benevolent company: Tim Peake (astronaut), Kaley Cuoco, Kristen Bell, Selena Gomez, Simon CowellMeaningful and visible role in an ethical, community-driven rescue</text:p>
        </text:list-item>
        <text:list-item>
          <text:p text:style-name="P6">Flexibility in involvement: from honorary patron to active ambassador</text:p>
        </text:list-item>
        <text:list-item>
          <text:p text:style-name="P6">Alignment with a trusted brand loved by dog lovers throughout Europe</text:p>
        </text:list-item>
        <text:list-item>
          <text:p text:style-name="P6">Positive media exposure through charity campaigns and merchandise.</text:p>
        </text:list-item>
      </text:list>
      <text:list xml:id="list37348674" text:continue-list="list37333576" text:style-name="Outline">
        <text:list-item>
          <text:p text:style-name="P11">Figurehead Options:</text:p>
        </text:list-item>
      </text:list>
      <text:list xml:id="list8637552447594609887" text:style-name="L6">
        <text:list-item>
          <text:p text:style-name="P7">Honorary Patron,</text:p>
        </text:list-item>
        <text:list-item>
          <text:p text:style-name="P7">Public Ambassador,</text:p>
        </text:list-item>
        <text:list-item>
          <text:p text:style-name="P7">Fundraising supporter,</text:p>
        </text:list-item>
        <text:list-item>
          <text:p text:style-name="P7">Word-spreader,</text:p>
        </text:list-item>
        <text:list-item>
          <text:p text:style-name="P7">Or simply lend your smile to our website</text:p>
        </text:list-item>
      </text:list>
      <text:p text:style-name="P4"><text:line-break/><text:span text:style-name="T3">For further details or to speak with our founder Gary Baxter, please contact us at:<text:line-break/>Email: gary@dogsnhomes.org.uk<text:line-break/>Phone: 07800 555 863<text:line-break/>Location: Fleet, Hampshire, UK</text:span></text:p>
      <text:p text:style-name="P4"><text:span text:style-name="T3"/></text:p>
      <text:list xml:id="list37333102" text:continue-list="list37348674" text:style-name="Outline">
        <text:list-item>
          <text:list>
            <text:list-item>
              <text:h text:style-name="Heading_20_2" text:outline-level="2"><text:span text:style-name="T3">Target Figureheads:</text:span></text:h>
            </text:list-item>
          </text:list>
        </text:list-item>
      </text:list>
      <text:p text:style-name="Standard"><text:span text:style-name="T1">If any of the below Figureheads are approved by Gary/Michelle, a custom cover letter will be drafted for each, along with a </text:span><text:span text:style-name="T2">Mockup</text:span><text:span text:style-name="T1"> to reinforce the message that a DnH-affiliated, SEO-profile can enhance their own web-presence.</text:span><text:span text:style-name="T3"> <text:s/></text:span></text:p>
      <text:list xml:id="list37328652" text:continue-numbering="true" text:style-name="Outline">
        <text:list-item>
          <text:list>
            <text:list-item>
              <text:h text:style-name="P8" text:outline-level="2">1. Clare Balding</text:h>
            </text:list-item>
          </text:list>
        </text:list-item>
      </text:list>
      <text:p text:style-name="P3">[Insert Profile Photo Here]</text:p>
      <text:p text:style-name="P3"><text:span text:style-name="T3">Bio</text:span>: British broadcaster and author, known for her love of animals and strong support of various dog charities such as Greyhound Trust. She is widely respected, approachable, and deeply connected to UK audiences.</text:p>
      <text:p text:style-name="P3"><text:span text:style-name="T3">Animal Welfare</text:span>: Patron of Greyhound Trust, regular supporter of RSPCA, animal rescue spokesperson.</text:p>
      <text:p text:style-name="P3"><text:soft-page-break/><text:span text:style-name="T3">Contact</text:span>: Agent Knight Ayton Management via: info@knightayton.co.uk</text:p>
      <text:p text:style-name="P3"><text:line-break/></text:p>
      <text:list xml:id="list37332353" text:continue-numbering="true" text:style-name="Outline">
        <text:list-item>
          <text:list>
            <text:list-item>
              <text:h text:style-name="P8" text:outline-level="2">2. Peter Egan</text:h>
            </text:list-item>
          </text:list>
        </text:list-item>
      </text:list>
      <text:p text:style-name="P3">[Insert Profile Photo Here]</text:p>
      <text:p text:style-name="P3"><text:span text:style-name="T3">Bio</text:span>: Veteran British actor and prominent animal rights campaigner. Vocal supporter of dog rescue, veganism, and campaigns against cruelty.</text:p>
      <text:p text:style-name="P3"><text:span text:style-name="T3">Animal Welfare</text:span>: Ambassador for Animals Asia and the RSPCA. Public speaker on rescue ethics.</text:p>
      <text:p text:style-name="P3"><text:span text:style-name="T3">Contact</text:span>: Publicist via Twitter: @PeterEgan6 or contact through Animals Asia.</text:p>
      <text:p text:style-name="P3"><text:line-break/></text:p>
      <text:list xml:id="list37331754" text:continue-numbering="true" text:style-name="Outline">
        <text:list-item>
          <text:list>
            <text:list-item>
              <text:h text:style-name="P8" text:outline-level="2">3. Deborah Meaden</text:h>
            </text:list-item>
          </text:list>
        </text:list-item>
      </text:list>
      <text:p text:style-name="P3">[Insert Profile Photo Here]</text:p>
      <text:p text:style-name="P3"><text:span text:style-name="T3">Bio</text:span>: Entrepreneur and investor known from Dragons’ Den, she supports sustainability and animal welfare. Has campaigned for animal rights and against puppy farming.</text:p>
      <text:p text:style-name="P3"><text:span text:style-name="T3">Animal Welfare</text:span>: Supports Dogs Trust and Compassion in World Farming.</text:p>
      <text:p text:style-name="P3"><text:span text:style-name="T3">Contact</text:span>: Agent James Grant Group via contact@ygm.com (verify with her business team)</text:p>
      <text:list xml:id="list37340998" text:continue-numbering="true" text:style-name="Outline">
        <text:list-item>
          <text:list>
            <text:list-item>
              <text:h text:style-name="P8" text:outline-level="2">4. Marc Abraham (Marc the Vet)</text:h>
            </text:list-item>
          </text:list>
        </text:list-item>
      </text:list>
      <text:p text:style-name="P3">[Insert Profile Photo Here]</text:p>
      <text:p text:style-name="P3">Bio: Celebrity vet and founder of PupAid and key campaigner behind Lucy's Law to end puppy farming in the UK.</text:p>
      <text:p text:style-name="P3">Notable Animal Welfare Involvement: Founder of PupAid, campaigner for Lucy’s Law, strong rescue advocate.</text:p>
      <text:p text:style-name="P3">Suggested Contact Method: Direct via https://www.marcthevet.com/contact/</text:p>
      <text:list xml:id="list37354267" text:continue-numbering="true" text:style-name="Outline">
        <text:list-item>
          <text:list>
            <text:list-item>
              <text:h text:style-name="P8" text:outline-level="2">5. Kate Humble</text:h>
            </text:list-item>
          </text:list>
        </text:list-item>
      </text:list>
      <text:p text:style-name="P3">[Insert Profile Photo Here]</text:p>
      <text:p text:style-name="P3">Bio: Television presenter and nature advocate, well known for her work in wildlife and animal welfare media.</text:p>
      <text:p text:style-name="P3">Notable Animal Welfare Involvement: Supports rehoming initiatives, active in pet health and farm animal welfare.</text:p>
      <text:p text:style-name="P3">Suggested Contact Method: Official agent: Knight Ayton Management – info@knightayton.co.uk</text:p>
      <text:list xml:id="list37345487" text:continue-numbering="true" text:style-name="Outline">
        <text:list-item>
          <text:list>
            <text:list-item>
              <text:h text:style-name="P8" text:outline-level="2">6. Ricky Gervais</text:h>
            </text:list-item>
          </text:list>
        </text:list-item>
      </text:list>
      <text:p text:style-name="P3">[Insert Profile Photo Here]</text:p>
      <text:p text:style-name="P3">Bio: Actor and comedian known for outspoken animal rights advocacy. Actively opposes cruelty and supports adoption initiatives.</text:p>
      <text:p text:style-name="P3">Notable Animal Welfare Involvement: Supports PETA, Humane Society International, and dog rescue organizations.</text:p>
      <text:p text:style-name="P3">Suggested Contact Method: Publicist: Jo Milloy – jo@jomilloy.com</text:p>
      <text:p text:style-name="P3"><text:soft-page-break/><text:line-break/></text:p>
      <text:list xml:id="list37324565" text:continue-numbering="true" text:style-name="Outline">
        <text:list-item>
          <text:list>
            <text:list-item>
              <text:h text:style-name="P8" text:outline-level="2">7. Kaley Cuoco</text:h>
            </text:list-item>
          </text:list>
        </text:list-item>
      </text:list>
      <text:p text:style-name="P3">[Insert Profile Photo Here]</text:p>
      <text:p text:style-name="P3">Bio: Actress and avid animal rescue advocate. Runs her own rescue foundation and frequently fosters dogs.</text:p>
      <text:p text:style-name="P3">Notable Animal Welfare Involvement: Founder of 'The Ranch', a rescue initiative for dogs and horses.</text:p>
      <text:p text:style-name="P3">Suggested Contact Method: Contact via Instagram DMs or management at ID PR (www.id-pr.com)</text:p>
      <text:list xml:id="list37342547" text:continue-numbering="true" text:style-name="Outline">
        <text:list-item>
          <text:list>
            <text:list-item>
              <text:h text:style-name="P8" text:outline-level="2">8. Simon Cowell</text:h>
            </text:list-item>
          </text:list>
        </text:list-item>
      </text:list>
      <text:p text:style-name="P3">[Insert Profile Photo Here]</text:p>
      <text:p text:style-name="P3">Bio: Television producer and talent judge, long-time supporter of animal rescue and anti-cruelty campaigns.</text:p>
      <text:p text:style-name="P3">Notable Animal Welfare Involvement: Major donor to Humane Society and supporter of UK dog rescues.</text:p>
      <text:p text:style-name="P3">Suggested Contact Method: Agent: CAA UK, general@caa.com</text:p>
      <text:list xml:id="list37343705" text:continue-numbering="true" text:style-name="Outline">
        <text:list-item>
          <text:list>
            <text:list-item>
              <text:h text:style-name="P8" text:outline-level="2">9. Selena Gomez</text:h>
            </text:list-item>
          </text:list>
        </text:list-item>
      </text:list>
      <text:p text:style-name="P3">[Insert Profile Photo Here]</text:p>
      <text:p text:style-name="P3">Bio: Singer and actress who has adopted multiple rescue dogs and uses her platform to raise awareness.</text:p>
      <text:p text:style-name="P3">Notable Animal Welfare Involvement: Promotes adoption over purchasing, frequently supports shelters via social media.</text:p>
      <text:p text:style-name="P3">Suggested Contact Method: Contact via WME Agency or through Interscope Records PR team.</text:p>
      <text:list xml:id="list37330742" text:continue-numbering="true" text:style-name="Outline">
        <text:list-item>
          <text:list>
            <text:list-item>
              <text:h text:style-name="P8" text:outline-level="2">10. Tim Peake</text:h>
            </text:list-item>
          </text:list>
        </text:list-item>
      </text:list>
      <text:p text:style-name="P3">[Insert Profile Photo Here]</text:p>
      <text:p text:style-name="P3">Bio: UK astronaut and former army officer with a calm, trustable presence. Supports various UK causes.</text:p>
      <text:p text:style-name="P3">Notable Animal Welfare Involvement: Past supporter of dog rescue awareness efforts, friendly to grassroots causes.</text:p>
      <text:p text:style-name="P3">Suggested Contact Method: Through European Space Agency (ESA): tim.peake@esa.int (public inbox)</text:p>
      <text:p text:style-name="P3"><text:line-break/></text:p>
      <text:list xml:id="list37340228" text:continue-numbering="true" text:style-name="Outline">
        <text:list-item>
          <text:list>
            <text:list-item>
              <text:h text:style-name="P8" text:outline-level="2">11. Martin Clunes</text:h>
            </text:list-item>
          </text:list>
        </text:list-item>
      </text:list>
      <text:p text:style-name="P3">[Insert Profile Photo Here]</text:p>
      <text:p text:style-name="P3">Bio: Actor known for 'Doc Martin', long-time animal lover and president of the British Horse Society.</text:p>
      <text:p text:style-name="P3">Notable Animal Welfare Involvement: Patron of Dog Trust and RSPCA campaigns.</text:p>
      <text:p text:style-name="P3">Suggested Contact Method: Agent: Troika Talent – info@troikatalent.com</text:p>
      <text:list xml:id="list37327838" text:continue-numbering="true" text:style-name="Outline">
        <text:list-item>
          <text:list>
            <text:list-item>
              <text:h text:style-name="P8" text:outline-level="2">12. Chris Packham</text:h>
            </text:list-item>
          </text:list>
        </text:list-item>
      </text:list>
      <text:p text:style-name="P3">[Insert Profile Photo Here]</text:p>
      <text:p text:style-name="P3">Bio: Naturalist and BBC presenter with a fearless voice on animal protection.</text:p>
      <text:p text:style-name="P3"><text:soft-page-break/>Notable Animal Welfare Involvement: Active animal rights campaigner, strong stance on cruelty-free practices.</text:p>
      <text:p text:style-name="P3">Suggested Contact Method: Official site: www.chrispackham.co.uk/contact</text:p>
      <text:list xml:id="list37353011" text:continue-numbering="true" text:style-name="Outline">
        <text:list-item>
          <text:list>
            <text:list-item>
              <text:h text:style-name="P8" text:outline-level="2">13. Victoria Stilwell</text:h>
            </text:list-item>
          </text:list>
        </text:list-item>
      </text:list>
      <text:p text:style-name="P3">[Insert Profile Photo Here]</text:p>
      <text:p text:style-name="P3">Bio: Dog trainer and TV host of 'It’s Me or the Dog'. Well-known advocate for force-free training and adoption.</text:p>
      <text:p text:style-name="P3">Notable Animal Welfare Involvement: Founder of Positively, ambassador for multiple shelters.</text:p>
      <text:p text:style-name="P3">Suggested Contact Method: Media inquiries: admin@positively.com</text:p>
      <text:list xml:id="list37352317" text:continue-numbering="true" text:style-name="Outline">
        <text:list-item>
          <text:list>
            <text:list-item>
              <text:h text:style-name="P8" text:outline-level="2">14. Sarah Fisher</text:h>
            </text:list-item>
          </text:list>
        </text:list-item>
      </text:list>
      <text:p text:style-name="P3">[Insert Profile Photo Here]</text:p>
      <text:p text:style-name="P3">Bio: Veterinarian behaviorist and author, with decades of experience helping shelter dogs transition into homes.</text:p>
      <text:p text:style-name="P3">Notable Animal Welfare Involvement: Supports UK rescue networks and rehabilitative care for dogs.</text:p>
      <text:p text:style-name="P3">Suggested Contact Method: Email via website: www.tilleyfarm.org.uk/contact-us</text:p>
      <text:list xml:id="list37324722" text:continue-numbering="true" text:style-name="Outline">
        <text:list-item>
          <text:list>
            <text:list-item>
              <text:h text:style-name="P8" text:outline-level="2">15. Jane Fallon</text:h>
            </text:list-item>
          </text:list>
        </text:list-item>
      </text:list>
      <text:p text:style-name="P3">[Insert Profile Photo Here]</text:p>
      <text:p text:style-name="P3">Bio: Author and longtime animal lover. Shares Ricky Gervais’s passion for dog welfare.</text:p>
      <text:p text:style-name="P3">Notable Animal Welfare Involvement: Supports shelters privately and promotes adoption on social media.</text:p>
      <text:p text:style-name="P3">Suggested Contact Method: Representation: United Agents – info@unitedagents.co.uk</text:p>
      <text:list xml:id="list37354503" text:continue-numbering="true" text:style-name="Outline">
        <text:list-item>
          <text:list>
            <text:list-item>
              <text:h text:style-name="P8" text:outline-level="2">16. Brian May</text:h>
            </text:list-item>
          </text:list>
        </text:list-item>
      </text:list>
      <text:p text:style-name="P3">[Insert Profile Photo Here]</text:p>
      <text:p text:style-name="P3">Bio: Musician and activist, founder of Save Me Trust, originally focused on wildlife but expanding to broader animal causes.</text:p>
      <text:p text:style-name="P3"><text:span text:style-name="T3">Animal Welfare</text:span>: Campaigns for all species, aligns with ethical treatment of dogs and domestic animals.</text:p>
      <text:p text:style-name="P3"><text:span text:style-name="T3">Contact</text:span>: Contact via Save Me Trust: savemetrust.org/contact</text:p>
      <text:list xml:id="list37342361" text:continue-numbering="true" text:style-name="Outline">
        <text:list-item>
          <text:list>
            <text:list-item>
              <text:h text:style-name="P8" text:outline-level="2">17. Noel Fitzpatrick</text:h>
            </text:list-item>
          </text:list>
        </text:list-item>
      </text:list>
      <text:p text:style-name="P3">[Insert Profile Photo Here]</text:p>
      <text:p text:style-name="P3"><text:span text:style-name="T3">Bio</text:span>: ‘The Supervet’, known across the UK for advanced animal surgery and emotional storytelling.</text:p>
      <text:p text:style-name="P3"><text:span text:style-name="T3">Animal Welfare</text:span>: Operates Fitzpatrick Referrals, deeply involved in rescue-based care.</text:p>
      <text:p text:style-name="P3"><text:span text:style-name="T3">Contact</text:span>: Through www.fitzpatrickreferrals.co.uk/contact</text:p>
      <text:list xml:id="list37343458" text:continue-numbering="true" text:style-name="Outline">
        <text:list-item>
          <text:list>
            <text:list-item>
              <text:h text:style-name="P8" text:outline-level="2">18. Amanda Holden</text:h>
            </text:list-item>
          </text:list>
        </text:list-item>
      </text:list>
      <text:p text:style-name="P3">[Insert Profile Photo Here]</text:p>
      <text:p text:style-name="P3"><text:span text:style-name="T3">Bio</text:span>: TV personality and animal lover with a history of supporting shelters and fundraising for animal causes.</text:p>
      <text:p text:style-name="P3"><text:span text:style-name="T3">Animal Welfare</text:span>: Has publicly adopted rescue animals, lends voice to dog-related campaigns.</text:p>
      <text:p text:style-name="P3"><text:soft-page-break/>Suggested Contact Method: Agent: YMU Group – info@ymugroup.com</text:p>
      <text:list xml:id="list37332472" text:continue-numbering="true" text:style-name="Outline">
        <text:list-item>
          <text:list>
            <text:list-item>
              <text:h text:style-name="P8" text:outline-level="2">19. David Attenborough</text:h>
            </text:list-item>
          </text:list>
        </text:list-item>
      </text:list>
      <text:p text:style-name="P3">[Insert Profile Photo Here]</text:p>
      <text:p text:style-name="P3"><text:span text:style-name="T3">Bio</text:span>: Iconic broadcaster and voice of nature documentaries. Though focused on conservation, widely trusted.</text:p>
      <text:p text:style-name="P3"><text:span text:style-name="T3">Animal Welfare</text:span>: Respected environmentalist who backs ethical animal treatment.</text:p>
      <text:p text:style-name="P3"><text:span text:style-name="T3">Contact</text:span>: BBC PR Department (no direct email, but via BBC enquiries)</text:p>
      <text:p text:style-name="P3"><text:line-break/></text:p>
      <text:list xml:id="list37352727" text:continue-numbering="true" text:style-name="Outline">
        <text:list-item>
          <text:list>
            <text:list-item>
              <text:h text:style-name="P8" text:outline-level="2">20. Gok Wan</text:h>
            </text:list-item>
          </text:list>
        </text:list-item>
      </text:list>
      <text:p text:style-name="P3">[Insert Profile Photo Here]</text:p>
      <text:p text:style-name="P3"><text:span text:style-name="T3">Bio</text:span>: Fashion consultant and presenter with a soft spot for animals, especially rescues.</text:p>
      <text:p text:style-name="P3"><text:span text:style-name="T3">Animal Welfare</text:span>: Publicly supported dog charities and small UK rescue events.</text:p>
      <text:p text:style-name="P3"><text:span text:style-name="T3">Contact</text:span>: Agent Troika Talent via– info@troikatalent.com</text:p>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Cambria1" svg:font-family="Cambria" style:font-family-generic="roman"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25T17:07:26.37</dc:date>
    <meta:editing-duration>P0D</meta:editing-duration>
    <meta:generator>OpenOffice/4.1.15$Win32 OpenOffice.org_project/4115m2$Build-9813</meta:generator>
    <meta:document-statistic meta:table-count="0" meta:image-count="0" meta:object-count="0" meta:page-count="5" meta:paragraph-count="129" meta:word-count="1184" meta:character-count="8318"/>
    <dc:creator>Rick Ballard</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